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eb86" officeooo:paragraph-rsid="001feb86"/>
    </style:style>
    <style:style style:name="P2" style:family="paragraph" style:parent-style-name="Standard">
      <style:text-properties officeooo:paragraph-rsid="0025f88a"/>
    </style:style>
    <style:style style:name="P3" style:family="paragraph" style:parent-style-name="Standard">
      <style:text-properties fo:font-weight="normal" officeooo:rsid="001feb86" style:font-weight-asian="normal" style:font-weight-complex="normal"/>
    </style:style>
    <style:style style:name="P4" style:family="paragraph" style:parent-style-name="Subtitle">
      <style:text-properties officeooo:rsid="001feb86" officeooo:paragraph-rsid="001feb86"/>
    </style:style>
    <style:style style:name="P5" style:family="paragraph" style:parent-style-name="Text_20_body">
      <style:text-properties officeooo:rsid="001feb86" officeooo:paragraph-rsid="001feb86"/>
    </style:style>
    <style:style style:name="P6" style:family="paragraph" style:parent-style-name="Text_20_body">
      <style:text-properties fo:font-weight="bold" officeooo:rsid="001feb86" officeooo:paragraph-rsid="001feb86" style:font-weight-asian="bold" style:font-weight-complex="bold"/>
    </style:style>
    <style:style style:name="P7" style:family="paragraph" style:parent-style-name="Text_20_body">
      <style:text-properties fo:font-weight="bold" officeooo:rsid="001feb86" officeooo:paragraph-rsid="0025f88a" style:font-weight-asian="bold" style:font-weight-complex="bold"/>
    </style:style>
    <style:style style:name="P8" style:family="paragraph" style:parent-style-name="Text_20_body">
      <style:text-properties officeooo:paragraph-rsid="00276cca"/>
    </style:style>
    <style:style style:name="P9" style:family="paragraph" style:parent-style-name="Text_20_body">
      <style:text-properties fo:font-weight="normal" officeooo:paragraph-rsid="00427f84" style:font-weight-asian="normal" style:font-weight-complex="normal"/>
    </style:style>
    <style:style style:name="P10" style:family="paragraph" style:parent-style-name="Text_20_body">
      <style:text-properties officeooo:paragraph-rsid="005d6743"/>
    </style:style>
    <style:style style:name="P11" style:family="paragraph" style:parent-style-name="Text_20_body">
      <style:text-properties officeooo:rsid="006b790b" officeooo:paragraph-rsid="006b790b"/>
    </style:style>
    <style:style style:name="P12" style:family="paragraph" style:parent-style-name="Text_20_body">
      <style:text-properties officeooo:paragraph-rsid="001feb86"/>
    </style:style>
    <style:style style:name="P13" style:family="paragraph" style:parent-style-name="Title">
      <style:text-properties officeooo:rsid="001feb86" officeooo:paragraph-rsid="001feb86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officeooo:rsid="006a85cf" officeooo:paragraph-rsid="006a85cf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text-properties officeooo:paragraph-rsid="006b790b"/>
    </style:style>
    <style:style style:name="P18" style:family="paragraph" style:parent-style-name="Text_20_body" style:list-style-name="L2">
      <style:text-properties officeooo:rsid="006b790b" officeooo:paragraph-rsid="006b790b"/>
    </style:style>
    <style:style style:name="P19" style:family="paragraph" style:parent-style-name="Text_20_body" style:list-style-name="L3">
      <style:text-properties officeooo:rsid="006b168b" officeooo:paragraph-rsid="0072296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950b" style:font-weight-asian="normal" style:font-weight-complex="normal"/>
    </style:style>
    <style:style style:name="T3" style:family="text">
      <style:text-properties fo:font-weight="normal" officeooo:rsid="001feb86" style:font-weight-asian="normal" style:font-weight-complex="normal"/>
    </style:style>
    <style:style style:name="T4" style:family="text">
      <style:text-properties fo:font-weight="normal" officeooo:rsid="00485548" style:font-weight-asian="normal" style:font-weight-complex="normal"/>
    </style:style>
    <style:style style:name="T5" style:family="text">
      <style:text-properties fo:font-weight="normal" officeooo:rsid="005d6743" style:font-weight-asian="normal" style:font-weight-complex="normal"/>
    </style:style>
    <style:style style:name="T6" style:family="text">
      <style:text-properties fo:font-weight="normal" officeooo:rsid="005e7f3a" style:font-weight-asian="normal" style:font-weight-complex="normal"/>
    </style:style>
    <style:style style:name="T7" style:family="text">
      <style:text-properties fo:font-weight="normal" officeooo:rsid="006321b3" style:font-weight-asian="normal" style:font-weight-complex="normal"/>
    </style:style>
    <style:style style:name="T8" style:family="text">
      <style:text-properties fo:font-weight="normal" officeooo:rsid="008afafd" style:font-weight-asian="normal" style:font-weight-complex="normal"/>
    </style:style>
    <style:style style:name="T9" style:family="text">
      <style:text-properties fo:font-weight="bold" officeooo:rsid="001feb86" style:font-weight-asian="bold" style:font-weight-complex="bold"/>
    </style:style>
    <style:style style:name="T10" style:family="text">
      <style:text-properties officeooo:rsid="005bc371"/>
    </style:style>
    <style:style style:name="T11" style:family="text">
      <style:text-properties officeooo:rsid="006a85cf"/>
    </style:style>
    <style:style style:name="T12" style:family="text">
      <style:text-properties officeooo:rsid="006b790b"/>
    </style:style>
    <style:style style:name="T13" style:family="text">
      <style:text-properties officeooo:rsid="0072296a"/>
    </style:style>
    <style:style style:name="T14" style:family="text">
      <style:text-properties officeooo:rsid="0076ee54"/>
    </style:style>
    <style:style style:name="T15" style:family="text">
      <style:text-properties officeooo:rsid="007bad88"/>
    </style:style>
    <style:style style:name="T16" style:family="text">
      <style:text-properties officeooo:rsid="007faa0c"/>
    </style:style>
    <style:style style:name="T17" style:family="text">
      <style:text-properties officeooo:rsid="0081d3e8"/>
    </style:style>
    <style:style style:name="T18" style:family="text">
      <style:text-properties officeooo:rsid="00854ae8"/>
    </style:style>
    <style:style style:name="T19" style:family="text">
      <style:text-properties officeooo:rsid="008d52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ATA STRUCTURES LAB</text:p>
      <text:p text:style-name="P1">AMAL NATH M</text:p>
      <text:p text:style-name="P1">R3 11</text:p>
      <text:p text:style-name="P1"/>
      <text:p text:style-name="P4">EXPERIMENT <text:span text:style-name="T19">8</text:span><text:span text:style-name="T10">b</text:span></text:p>
      <text:p text:style-name="P5"/>
      <text:p text:style-name="P10"><text:span text:style-name="T9">AIM </text:span><text:span text:style-name="T3">:- Implement a </text:span><text:span text:style-name="T5">S</text:span><text:span text:style-name="T3">tack using </text:span><text:span text:style-name="T6">l</text:span><text:span text:style-name="T3">inked list with the operations: </text:span></text:p>
      <text:p text:style-name="P10"><text:span text:style-name="T3">1. Push elements to the </text:span><text:span text:style-name="T5">stack</text:span></text:p>
      <text:p text:style-name="P10"><text:span text:style-name="T3">2. Pop elements from the </text:span><text:span text:style-name="T5">stack</text:span></text:p>
      <text:p text:style-name="P10"><text:span text:style-name="T3">3. Display the </text:span><text:span text:style-name="T5">stack</text:span><text:span text:style-name="T3"> after each operation</text:span></text:p>
      <text:p text:style-name="P9"/>
      <text:p text:style-name="P12"><text:span text:style-name="T9">DATA STRUCTURE USED </text:span><text:span text:style-name="T3">:- </text:span><text:span text:style-name="T8">STACK</text:span><text:span text:style-name="T2"> is the data structure used.</text:span></text:p>
      <text:p text:style-name="P6"/>
      <text:p text:style-name="P6">ALGORITHM<text:span text:style-name="T1"> :- </text:span></text:p>
      <text:p text:style-name="Text_20_body">Algorithm PUSH</text:p>
      <text:p text:style-name="Text_20_body">START</text:p>
      <text:list xml:id="list4184393058" text:style-name="L1">
        <text:list-item>
          <text:p text:style-name="P14">ptr = <text:span text:style-name="T11">GetNode(NODE)</text:span></text:p>
        </text:list-item>
        <text:list-item>
          <text:p text:style-name="P14">ptr-&gt;DATA = X</text:p>
        </text:list-item>
        <text:list-item>
          <text:p text:style-name="P14">ptr-&gt;LINK = HEADER-&gt;LINK</text:p>
        </text:list-item>
        <text:list-item>
          <text:p text:style-name="P14">HEADER-&gt;LINK = ptr</text:p>
        </text:list-item>
        <text:list-item>
          <text:p text:style-name="P15">TOP = ptr</text:p>
        </text:list-item>
      </text:list>
      <text:p text:style-name="Text_20_body">STOP</text:p>
      <text:p text:style-name="Text_20_body"/>
      <text:p text:style-name="Text_20_body">Algorithm POP</text:p>
      <text:p text:style-name="Text_20_body">START</text:p>
      <text:list xml:id="list2827607472" text:style-name="L2">
        <text:list-item>
          <text:p text:style-name="P16"><text:span text:style-name="T12">I</text:span>f <text:span text:style-name="T16">TOP</text:span> = NULL</text:p>
        </text:list-item>
        <text:list-item>
          <text:p text:style-name="P17"><text:tab/><text:span text:style-name="T12">Print </text:span>"Stack is empty!"</text:p>
        </text:list-item>
        <text:list-item>
          <text:p text:style-name="P17"><text:s/><text:tab/><text:span text:style-name="T14">Exit</text:span></text:p>
        </text:list-item>
        <text:list-item>
          <text:p text:style-name="P17"><text:span text:style-name="T12">E</text:span>lse</text:p>
        </text:list-item>
        <text:list-item>
          <text:p text:style-name="P16"><text:tab/>X = <text:span text:style-name="T18">TOP</text:span>-&gt;DATA</text:p>
        </text:list-item>
        <text:list-item>
          <text:p text:style-name="P16"><text:tab/><text:span text:style-name="T16">TOP</text:span> = <text:span text:style-name="T18">TOP</text:span>-&gt;LINK</text:p>
        </text:list-item>
        <text:list-item>
          <text:p text:style-name="P16"><text:soft-page-break/><text:tab/><text:span text:style-name="T12">ReturnNode</text:span>(<text:span text:style-name="T18">HEADER-&gt;LINK</text:span>)</text:p>
        </text:list-item>
        <text:list-item>
          <text:p text:style-name="P16"><text:s/><text:tab/><text:span text:style-name="T15">HEADER-&gt;LINK </text:span><text:span text:style-name="T16">= </text:span><text:span text:style-name="T17">TOP</text:span></text:p>
        </text:list-item>
        <text:list-item>
          <text:p text:style-name="P16"><text:tab/><text:span text:style-name="T12">R</text:span>eturn X</text:p>
        </text:list-item>
        <text:list-item>
          <text:p text:style-name="P18">EndIf</text:p>
        </text:list-item>
      </text:list>
      <text:p text:style-name="P11">STOP</text:p>
      <text:p text:style-name="P11"/>
      <text:p text:style-name="Text_20_body">Algorithm DISPLAY</text:p>
      <text:p text:style-name="Text_20_body">START</text:p>
      <text:list xml:id="list2694512664" text:style-name="L3">
        <text:list-item>
          <text:p text:style-name="P19">ptr = HEADER-&gt;LINK</text:p>
        </text:list-item>
        <text:list-item>
          <text:p text:style-name="P19">While ptr != NULL</text:p>
        </text:list-item>
        <text:list-item>
          <text:p text:style-name="P19"><text:s/><text:tab/><text:span text:style-name="T13">P</text:span>rint ptr-&gt;DATA</text:p>
        </text:list-item>
        <text:list-item>
          <text:p text:style-name="P19"><text:s/><text:tab/>ptr = ptr-&gt;LINK</text:p>
        </text:list-item>
        <text:list-item>
          <text:p text:style-name="P19">EndWhile</text:p>
        </text:list-item>
      </text:list>
      <text:p text:style-name="Text_20_body">STOP</text:p>
      <text:p text:style-name="Text_20_body"/>
      <text:p text:style-name="P7">PROGRAM CODE<text:span text:style-name="T1"> :- </text:span></text:p>
      <text:p text:style-name="P2">#include &lt;stdio.h&gt;</text:p>
      <text:p text:style-name="P2">#include &lt;stdlib.h&gt;</text:p>
      <text:p text:style-name="P2"/>
      <text:p text:style-name="P2">struct node</text:p>
      <text:p text:style-name="P2">{</text:p>
      <text:p text:style-name="P2"><text:tab/>int DATA;</text:p>
      <text:p text:style-name="P2"><text:tab/>struct node* LINK;</text:p>
      <text:p text:style-name="P2">};</text:p>
      <text:p text:style-name="P2"/>
      <text:p text:style-name="P2">void display(struct node* ptr)</text:p>
      <text:p text:style-name="P2">{</text:p>
      <text:p text:style-name="P2"><text:tab/>printf("Stack:\n");</text:p>
      <text:p text:style-name="P2"><text:tab/>while(ptr != NULL)</text:p>
      <text:p text:style-name="P2"><text:tab/>{</text:p>
      <text:p text:style-name="P2"><text:tab/><text:tab/>printf("%d\n", ptr-&gt;DATA);</text:p>
      <text:p text:style-name="P2"><text:tab/><text:tab/>ptr = ptr-&gt;LINK;</text:p>
      <text:p text:style-name="P2"><text:tab/>}</text:p>
      <text:p text:style-name="P2">}</text:p>
      <text:p text:style-name="P2"/>
      <text:p text:style-name="P2">struct node* push(struct node* HEADER)</text:p>
      <text:p text:style-name="P2">{</text:p>
      <text:p text:style-name="P2"><text:tab/>struct node* ptr = (struct node*) malloc(1*sizeof(struct node));</text:p>
      <text:p text:style-name="P2"><text:tab/></text:p>
      <text:p text:style-name="P2"><text:tab/>int X;</text:p>
      <text:p text:style-name="P2"><text:tab/>printf("Enter element\n");</text:p>
      <text:p text:style-name="P2"><text:tab/>scanf("%d", &amp;X);</text:p>
      <text:p text:style-name="P2"><text:soft-page-break/><text:tab/></text:p>
      <text:p text:style-name="P2"><text:tab/>ptr-&gt;DATA = X;</text:p>
      <text:p text:style-name="P2"><text:tab/>ptr-&gt;LINK = HEADER-&gt;LINK;</text:p>
      <text:p text:style-name="P2"><text:tab/>HEADER-&gt;LINK = ptr;</text:p>
      <text:p text:style-name="P2"><text:tab/>return ptr;</text:p>
      <text:p text:style-name="P2">}</text:p>
      <text:p text:style-name="P2"/>
      <text:p text:style-name="P2">int pop(struct node* HEADER)</text:p>
      <text:p text:style-name="P2">{</text:p>
      <text:p text:style-name="P2"><text:tab/>if(HEADER-&gt;LINK == NULL)</text:p>
      <text:p text:style-name="P2"><text:tab/>{</text:p>
      <text:p text:style-name="P2"><text:tab/><text:tab/>printf("Stack is empty!\n");</text:p>
      <text:p text:style-name="P2"><text:tab/>}</text:p>
      <text:p text:style-name="P2"><text:tab/>else</text:p>
      <text:p text:style-name="P2"><text:tab/>{</text:p>
      <text:p text:style-name="P2"><text:tab/><text:tab/>struct node* ptr = HEADER-&gt;LINK;</text:p>
      <text:p text:style-name="P2"><text:tab/><text:tab/></text:p>
      <text:p text:style-name="P2"><text:tab/><text:tab/>int X = ptr-&gt;DATA;</text:p>
      <text:p text:style-name="P2"><text:tab/><text:tab/>HEADER-&gt;LINK = ptr-&gt;LINK;</text:p>
      <text:p text:style-name="P2"><text:tab/><text:tab/>free(ptr);</text:p>
      <text:p text:style-name="P2"><text:tab/><text:tab/></text:p>
      <text:p text:style-name="P2"><text:tab/><text:tab/>return X;</text:p>
      <text:p text:style-name="P2"><text:tab/>}</text:p>
      <text:p text:style-name="P2">}</text:p>
      <text:p text:style-name="P2"/>
      <text:p text:style-name="P2">void main()</text:p>
      <text:p text:style-name="P2">{</text:p>
      <text:p text:style-name="P2"><text:tab/>struct node* STACK_HEAD = (struct node*) malloc(1*sizeof(struct node));</text:p>
      <text:p text:style-name="P2"><text:tab/>struct node* TOP = NULL;</text:p>
      <text:p text:style-name="P2"><text:tab/>STACK_HEAD-&gt;LINK = TOP;</text:p>
      <text:p text:style-name="P2"/>
      <text:p text:style-name="P2"><text:tab/>int flag;</text:p>
      <text:p text:style-name="P2">L:</text:p>
      <text:p text:style-name="P2"><text:tab/>printf("\nChoose the Stack operation\n");</text:p>
      <text:p text:style-name="P2"><text:tab/>printf("1.PUSH\n2.POP\n3.DISPLAY\n4.EXIT\n\n");</text:p>
      <text:p text:style-name="P2"><text:tab/>scanf("%d", &amp;flag);</text:p>
      <text:p text:style-name="P2"><text:tab/></text:p>
      <text:p text:style-name="P2"><text:tab/>switch(flag)</text:p>
      <text:p text:style-name="P2"><text:tab/>{</text:p>
      <text:p text:style-name="P2"><text:tab/><text:tab/>case 1:</text:p>
      <text:p text:style-name="P2"><text:tab/><text:tab/><text:tab/>TOP = push(STACK_HEAD);</text:p>
      <text:p text:style-name="P2"><text:tab/><text:tab/><text:tab/>goto L;</text:p>
      <text:p text:style-name="P2"><text:tab/><text:tab/>case 2:</text:p>
      <text:p text:style-name="P2"><text:tab/><text:tab/><text:tab/>pop(STACK_HEAD);</text:p>
      <text:p text:style-name="P2"><text:tab/><text:tab/><text:tab/>TOP = STACK_HEAD-&gt;LINK;</text:p>
      <text:p text:style-name="P2"><text:tab/><text:tab/><text:tab/>goto L;</text:p>
      <text:p text:style-name="P2"><text:tab/><text:tab/>case 3:</text:p>
      <text:p text:style-name="P2"><text:tab/><text:tab/><text:tab/>display(TOP);</text:p>
      <text:p text:style-name="P2"><text:tab/><text:tab/><text:tab/>goto L;</text:p>
      <text:p text:style-name="P2"><text:tab/><text:tab/>case 4:</text:p>
      <text:p text:style-name="P2"><text:tab/><text:tab/><text:tab/>exit(0);</text:p>
      <text:p text:style-name="P2"><text:tab/><text:tab/>default:</text:p>
      <text:p text:style-name="P2"><text:soft-page-break/><text:tab/><text:tab/><text:tab/>printf("Invalid input!\n");</text:p>
      <text:p text:style-name="P2"><text:tab/><text:tab/><text:tab/>goto L;</text:p>
      <text:p text:style-name="P2"><text:tab/>}</text:p>
      <text:p text:style-name="P2">}</text:p>
      <text:p text:style-name="Subtitle"/>
      <text:p text:style-name="P8"><text:span text:style-name="T9">SAMPLE OUTPUT </text:span><text:span text:style-name="T3">:-</text:span>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1</text:p>
      <text:p text:style-name="P3">Enter element</text:p>
      <text:p text:style-name="P3">5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3</text:p>
      <text:p text:style-name="P3">Stack:</text:p>
      <text:p text:style-name="P3">5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1</text:p>
      <text:p text:style-name="P3">Enter element</text:p>
      <text:p text:style-name="P3">10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1</text:p>
      <text:p text:style-name="P3">Enter element</text:p>
      <text:p text:style-name="P3">15</text:p>
      <text:p text:style-name="P3"/>
      <text:p text:style-name="P3">Choose the Stack operation</text:p>
      <text:p text:style-name="P3">1.PUSH</text:p>
      <text:p text:style-name="P3">2.POP</text:p>
      <text:p text:style-name="P3"><text:soft-page-break/>3.DISPLAY</text:p>
      <text:p text:style-name="P3">4.EXIT</text:p>
      <text:p text:style-name="P3"/>
      <text:p text:style-name="P3">1</text:p>
      <text:p text:style-name="P3">Enter element</text:p>
      <text:p text:style-name="P3">20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1</text:p>
      <text:p text:style-name="P3">Enter element</text:p>
      <text:p text:style-name="P3">25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3</text:p>
      <text:p text:style-name="P3">Stack:</text:p>
      <text:p text:style-name="P3">25</text:p>
      <text:p text:style-name="P3">20</text:p>
      <text:p text:style-name="P3">15</text:p>
      <text:p text:style-name="P3">10</text:p>
      <text:p text:style-name="P3">5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2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3</text:p>
      <text:p text:style-name="P3">Stack:</text:p>
      <text:p text:style-name="P3">20</text:p>
      <text:p text:style-name="P3">15</text:p>
      <text:p text:style-name="P3">10</text:p>
      <text:p text:style-name="P3">5</text:p>
      <text:p text:style-name="P3"/>
      <text:p text:style-name="P3"><text:soft-page-break/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2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3</text:p>
      <text:p text:style-name="P3">Stack:</text:p>
      <text:p text:style-name="P3">15</text:p>
      <text:p text:style-name="P3">10</text:p>
      <text:p text:style-name="P3">5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2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3</text:p>
      <text:p text:style-name="P3">Stack:</text:p>
      <text:p text:style-name="P3">10</text:p>
      <text:p text:style-name="P3">5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2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><text:soft-page-break/></text:p>
      <text:p text:style-name="P3">3</text:p>
      <text:p text:style-name="P3">Stack:</text:p>
      <text:p text:style-name="P3">5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2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3</text:p>
      <text:p text:style-name="P3">Stack: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2</text:p>
      <text:p text:style-name="P3">Stack is empty!</text:p>
      <text:p text:style-name="P3"/>
      <text:p text:style-name="P3">Choose the Stack operation</text:p>
      <text:p text:style-name="P3">1.PUSH</text:p>
      <text:p text:style-name="P3">2.POP</text:p>
      <text:p text:style-name="P3">3.DISPLAY</text:p>
      <text:p text:style-name="P3">4.EXIT</text:p>
      <text:p text:style-name="P3"/>
      <text:p text:style-name="P3">4</text:p>
      <text:p text:style-name="Standard"/>
      <text:p text:style-name="Text_20_body"><text:span text:style-name="T9"><text:line-break/>RESULT </text:span><text:span text:style-name="T3">:- </text:span><text:span text:style-name="T4">The given operations are performed on a </text:span><text:span text:style-name="T7">Stack implemented using linked list</text:span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0:04:10.497877074</meta:creation-date>
    <dc:date>2020-11-16T01:21:54.268091308</dc:date>
    <meta:editing-duration>PT1H59M33S</meta:editing-duration>
    <meta:editing-cycles>55</meta:editing-cycles>
    <meta:generator>LibreOffice/6.4.6.2$Linux_X86_64 LibreOffice_project/40$Build-2</meta:generator>
    <meta:document-statistic meta:table-count="0" meta:image-count="0" meta:object-count="0" meta:page-count="7" meta:paragraph-count="266" meta:word-count="522" meta:character-count="3098" meta:non-whitespace-character-count="2747"/>
  </office:meta>
</office:document-meta>
</file>